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89D88273B641EB2E78.png" manifest:media-type="image/png"/>
  <manifest:file-entry manifest:full-path="Pictures/100002010000073D00000389CDA670B8F5C56669.png" manifest:media-type="image/png"/>
  <manifest:file-entry manifest:full-path="Pictures/100002010000073D00000389CBD261E1B23E12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c7d" officeooo:paragraph-rsid="00142c7d"/>
    </style:style>
    <style:style style:name="P2" style:family="paragraph" style:parent-style-name="Standard">
      <style:text-properties officeooo:paragraph-rsid="00142c7d"/>
    </style:style>
    <style:style style:name="T1" style:family="text">
      <style:text-properties officeooo:rsid="00142c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ft:</text:span></text:p>
      <text:p text:style-name="P1"><draw:frame draw:style-name="fr1" draw:name="Image1" text:anchor-type="paragraph" svg:x="0in" svg:y="0.1417in" svg:width="6.6929in" svg:height="3.2689in" draw:z-index="0"><draw:image xlink:href="Pictures/100002010000073D00000389CDA670B8F5C56669.png" xlink:type="simple" xlink:show="embed" xlink:actuate="onLoad" loext:mime-type="image/png"/></draw:frame></text:p>
      <text:p text:style-name="P1">Right:</text:p>
      <text:p text:style-name="P1"><draw:frame draw:style-name="fr1" draw:name="Image2" text:anchor-type="paragraph" svg:x="0in" svg:y="0.1083in" svg:width="6.6929in" svg:height="3.2689in" draw:z-index="1"><draw:image xlink:href="Pictures/100002010000073D00000389CBD261E1B23E1200.png" xlink:type="simple" xlink:show="embed" xlink:actuate="onLoad" loext:mime-type="image/png"/></draw:frame></text:p>
      <text:p text:style-name="P1"/>
      <text:p text:style-name="P1"><draw:frame draw:style-name="fr1" draw:name="Image3" text:anchor-type="paragraph" svg:x="0in" svg:y="0.4374in" svg:width="6.6929in" svg:height="3.2689in" draw:z-index="2"><draw:image xlink:href="Pictures/100002010000073D00000389D88273B641EB2E78.png" xlink:type="simple" xlink:show="embed" xlink:actuate="onLoad" loext:mime-type="image/png"/></draw:frame><text:soft-page-break/>Straigh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7:39:25.082513384</meta:creation-date>
    <dc:date>2019-11-22T17:44:44.833196010</dc:date>
    <meta:editing-duration>PT5M23S</meta:editing-duration>
    <meta:editing-cycles>1</meta:editing-cycles>
    <meta:document-statistic meta:table-count="0" meta:image-count="3" meta:object-count="0" meta:page-count="2" meta:paragraph-count="3" meta:word-count="3" meta:character-count="20" meta:non-whitespace-character-count="20"/>
    <meta:generator>LibreOffice/6.0.7.3$Linux_X86_64 LibreOffice_project/00m0$Build-3</meta:generator>
  </office:meta>
</office:document-meta>
</file>